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-width="0.45cm" draw:fill="none" draw:textarea-horizontal-align="center" draw:textarea-vertical-align="top" fo:padding-top="0.05cm" fo:padding-bottom="0.05cm" fo:padding-left="0.05cm" fo:padding-right="0.05cm"/>
    </style:style>
    <style:style style:name="gr5" style:family="graphic" style:parent-style-name="standard">
      <style:graphic-properties draw:fill="none" draw:fill-color="#ffff99" draw:textarea-horizontal-align="center" draw:textarea-vertical-align="top"/>
    </style:style>
    <style:style style:name="gr6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fill-color="#ffff99" draw:textarea-horizontal-align="center" draw:textarea-vertical-align="middle"/>
    </style:style>
    <style:style style:name="gr9" style:family="graphic" style:parent-style-name="standard">
      <style:graphic-properties draw:fill-color="#ffff99" draw:textarea-horizontal-align="center" draw:textarea-vertical-align="top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7cm" fo:min-width="2.98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635cm"/>
    </style:style>
    <style:style style:name="gr13" style:family="graphic" style:parent-style-name="standard">
      <style:graphic-properties draw:fill="solid" draw:fill-color="#ffff99" draw:textarea-horizontal-align="center" draw:textarea-vertical-align="middle"/>
    </style:style>
    <style:style style:name="gr14" style:family="graphic" style:parent-style-name="standard">
      <style:graphic-properties draw:fill-color="#ffff99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32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3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17.371cm"/>
    </style:style>
    <style:style style:name="gr18" style:family="graphic" style:parent-style-name="standard">
      <style:graphic-properties draw:fill-color="#94bd5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cm" fo:min-width="20.66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cm" fo:min-width="3.01cm"/>
    </style:style>
    <style:style style:name="gr21" style:family="graphic" style:parent-style-name="standard">
      <style:graphic-properties draw:stroke="none" draw:fill="none" draw:fill-color="#ffffff" fo:min-height="1.438cm"/>
    </style:style>
    <style:style style:name="gr22" style:family="graphic" style:parent-style-name="standard">
      <style:graphic-properties draw:fill="solid" draw:fill-color="#94bd5e" draw:textarea-horizontal-align="center" draw:textarea-vertical-align="middle"/>
    </style:style>
    <style:style style:name="gr23" style:family="graphic" style:parent-style-name="standard">
      <style:graphic-properties draw:fill="none" draw:fill-color="#ffff99" draw:textarea-horizontal-align="center" draw:textarea-vertical-align="middle"/>
    </style:style>
    <style:style style:name="gr24" style:family="graphic" style:parent-style-name="standard">
      <style:graphic-properties draw:fill="none" draw:textarea-horizontal-align="center" draw:textarea-vertical-align="top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26" style:family="graphic" style:parent-style-name="standard">
      <style:graphic-properties svg:stroke-width="0.1cm" draw:marker-start-width="0.45cm" draw:marker-end-width="0.45cm" draw:fill="none" draw:textarea-horizontal-align="left" draw:textarea-vertical-align="top" fo:padding-top="0.05cm" fo:padding-bottom="0.05cm" fo:padding-left="0.05cm" fo:padding-right="0.05cm"/>
    </style:style>
    <style:style style:name="gr27" style:family="graphic" style:parent-style-name="standard">
      <style:graphic-properties svg:stroke-width="0cm" draw:marker-start-width="0.3cm" draw:marker-end-width="0.3cm" draw:fill="none" draw:fill-color="#ffff99" draw:textarea-horizontal-align="center" draw:textarea-vertical-align="top"/>
    </style:style>
    <style:style style:name="gr28" style:family="graphic" style:parent-style-name="standard">
      <style:graphic-properties draw:fill="solid" draw:fill-color="#ffff99" draw:fill-gradient-name="Gradient_20_1" draw:fill-hatch-name="Hatch_20_1" draw:fill-hatch-solid="false" draw:fill-image-name="Empty" draw:textarea-horizontal-align="center" draw:textarea-vertical-align="middle"/>
    </style:style>
    <style:style style:name="gr29" style:family="graphic" style:parent-style-name="standard">
      <style:graphic-properties draw:fill="solid" draw:fill-color="#ffff99" draw:fill-hatch-name="Black_20_-45_20_Degrees" draw:textarea-horizontal-align="center" draw:textarea-vertical-align="middle"/>
    </style:style>
    <style:style style:name="gr30" style:family="graphic" style:parent-style-name="standard">
      <style:graphic-properties draw:fill="solid" draw:fill-color="#ffff99" draw:fill-gradient-name="Gradient_20_1" draw:fill-hatch-name="Hatch_20_1" draw:fill-hatch-solid="false" draw:textarea-horizontal-align="center" draw:textarea-vertical-align="middle"/>
    </style:style>
    <style:style style:name="gr31" style:family="graphic" style:parent-style-name="standard">
      <style:graphic-properties svg:stroke-width="0cm" draw:marker-start-width="0.3cm" draw:marker-end-width="0.3cm" draw:fill="none" draw:fill-color="#ffff99" draw:textarea-horizontal-align="left" draw:textarea-vertical-align="top"/>
    </style:style>
    <style:style style:name="gr32" style:family="graphic" style:parent-style-name="standard">
      <style:graphic-properties draw:fill="solid" draw:fill-color="#ffcc99" draw:fill-gradient-name="Gradient_20_1" draw:fill-hatch-name="Hatch_20_1" draw:fill-hatch-solid="false" draw:fill-image-name="Empty" draw:textarea-horizontal-align="center" draw:textarea-vertical-align="middle"/>
    </style:style>
    <style:style style:name="gr33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34" style:family="graphic" style:parent-style-name="standard">
      <style:graphic-properties draw:stroke="solid" draw:stroke-dash="Fine_20_Dashed" draw:marker-end-width="0.3cm" draw:textarea-horizontal-align="center" draw:textarea-vertical-align="middle"/>
    </style:style>
    <style:style style:name="gr35" style:family="graphic" style:parent-style-name="standard">
      <style:graphic-properties draw:stroke="dash" draw:stroke-dash="Line_20_with_20_Fine_20_Dots" draw:marker-end-width="0.3cm" draw:textarea-horizontal-align="center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37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38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39" style:family="graphic" style:parent-style-name="objectwithoutfill">
      <style:graphic-properties draw:stroke="dash" draw:stroke-dash="Fine_20_Dashed" svg:stroke-width="0.1cm" draw:marker-start-width="0.45cm" draw:marker-end="Arrow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r5" style:family="presentation" style:parent-style-name="faktor10-folien-title">
      <style:graphic-properties draw:fill-color="#ffffff" draw:auto-grow-height="true" fo:min-height="3.489cm"/>
    </style:style>
    <style:style style:name="pr6" style:family="presentation" style:parent-style-name="faktor10-folien-outline1">
      <style:graphic-properties draw:fill-color="#ffffff" draw:auto-grow-height="true" fo:min-height="13.216cm"/>
    </style:style>
    <style:style style:name="pr7" style:family="presentation" style:parent-style-name="faktor10-folien-notes">
      <style:graphic-properties draw:fill-color="#ffffff" fo:min-height="13.336cm"/>
    </style:style>
    <style:style style:name="pr8" style:family="presentation" style:parent-style-name="faktor10-folien-outline1">
      <style:graphic-properties draw:fill-color="#ffffff" draw:auto-grow-height="true" fo:min-height="11.96cm"/>
    </style:style>
    <style:style style:name="pr9" style:family="presentation" style:parent-style-name="faktor10-folien-outline1">
      <style:graphic-properties draw:fill-color="#ffffff" draw:auto-grow-height="true" fo:min-height="12.26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margin-left="2.398cm" fo:margin-right="0cm" fo:text-indent="-0.798cm"/>
    </style:style>
    <style:style style:name="P7" style:family="paragraph">
      <style:paragraph-properties fo:text-align="center"/>
    </style:style>
    <style:style style:name="P8" style:family="paragraph">
      <style:paragraph-properties fo:margin-left="1.195cm" fo:margin-right="0cm" fo:text-indent="-0.9cm"/>
    </style:style>
    <style:style style:name="P9" style:family="paragraph">
      <style:paragraph-properties fo:margin-left="2.394cm" fo:margin-right="0cm" fo:text-indent="-0.794cm"/>
    </style:style>
    <style:style style:name="P10" style:family="paragraph">
      <style:paragraph-properties fo:margin-left="3.593cm" fo:margin-right="0cm" fo:text-indent="-0.599cm"/>
    </style:style>
    <style:style style:name="P11" style:family="paragraph">
      <style:paragraph-properties fo:margin-left="1.195cm" fo:margin-right="0cm" text:enable-numbering="false" fo:text-indent="-0.9cm"/>
    </style:style>
    <style:style style:name="P12" style:family="paragraph">
      <style:paragraph-properties fo:margin-left="0cm" fo:margin-right="0cm" fo:text-align="center" fo:text-indent="0cm"/>
      <style:text-properties fo:font-size="16pt"/>
    </style:style>
    <style:style style:name="P13" style:family="paragraph">
      <style:paragraph-properties fo:margin-left="0cm" fo:margin-right="0cm" fo:text-align="center" fo:text-indent="0cm"/>
      <style:text-properties fo:font-size="14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size="16pt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24pt"/>
    </style:style>
    <style:style style:name="T4" style:family="text">
      <style:text-properties fo:font-size="14pt"/>
    </style:style>
    <style:style style:name="T5" style:family="text">
      <style:text-properties fo:font-size="16pt"/>
    </style:style>
    <style:style style:name="T6" style:family="text">
      <style:text-properties fo:font-size="12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5.136cm" svg:height="6.596cm" svg:x="7.188cm" svg:y="7.406cm">
          <draw:text-box>
            <text:p text:style-name="P1"><text:span text:style-name="T1">Schulung</text:span></text:p>
            <text:p text:style-name="P1"><text:span text:style-name="T1"/></text:p>
            <text:p text:style-name="P1"><text:span text:style-name="T1">Architektur Produktkomponente</text:span></text:p>
            <text:p text:style-name="P1"><text:span text:style-name="T1">FaktorIPS</text:span></text:p>
            <text:p text:style-name="P1"><text:span text:style-name="T1"/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Grundlagen Java, OO, UML</text:p>
              </text:list-item>
            </text:list>
            <text:list text:style-name="L3">
              <text:list-item>
                <text:p text:style-name="P5">Überblick Produktkomponente</text:p>
              </text:list-item>
            </text:list>
            <text:list text:style-name="L3">
              <text:list-item>
                <text:p text:style-name="P5">FaktorIPS</text:p>
              </text:list-item>
            </text:list>
            <text:list text:style-name="L3">
              <text:list-item>
                <text:list>
                  <text:list-item>
                    <text:p text:style-name="P6">Modellier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oduktdefin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pätere Schulung: Implementierung von Prüfungen &amp; Te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rect draw:style-name="gr3" draw:text-style-name="P7" draw:layer="layout" svg:width="22.25cm" svg:height="1.25cm" svg:x="2.999cm" svg:y="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 Java, OO, UML</text:p>
              </text:list-item>
            </text:list>
            <text:list text:style-name="L3">
              <text:list-item>
                <text:p text:style-name="P5">Überblick Produktkomponente</text:p>
              </text:list-item>
            </text:list>
            <text:list text:style-name="L3">
              <text:list-item>
                <text:p text:style-name="P5">FaktorIPS</text:p>
              </text:list-item>
            </text:list>
            <text:list text:style-name="L3">
              <text:list-item>
                <text:list>
                  <text:list-item>
                    <text:p text:style-name="P6">Modellier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oduktdefin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pätere Schulung: Implementierung von Prüfungen &amp; Te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Eigenschaften OO Programmiersprach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atenkapselung</text:p>
              </text:list-item>
            </text:list>
            <text:list text:style-name="L3">
              <text:list-item>
                <text:p text:style-name="P5">Vererbung</text:p>
              </text:list-item>
            </text:list>
            <text:list text:style-name="L3">
              <text:list-item>
                <text:p text:style-name="P5">Polymorphismu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Beispiel Java, OO &amp; UML</text:p>
          </draw:text-box>
        </draw:frame>
        <draw:frame presentation:style-name="pr3" draw:text-style-name="P5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rect draw:style-name="gr3" draw:text-style-name="P7" draw:layer="layout" svg:width="22.25cm" svg:height="1.25cm" svg:x="2.998cm" svg:y="6cm">
          <text:p text:style-name="P4"/>
        </draw:rect>
        <draw:frame presentation:style-name="pr2" draw:text-style-name="P4" draw:layer="layout" svg:width="23.649cm" svg:height="2.587cm" svg:x="2.996cm" svg:y="2.437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Grundlagen Java, OO, UML</text:p>
              </text:list-item>
            </text:list>
            <text:list text:style-name="L3">
              <text:list-item>
                <text:p text:style-name="P5">Überblick Produktkomponente</text:p>
              </text:list-item>
            </text:list>
            <text:list text:style-name="L3">
              <text:list-item>
                <text:p text:style-name="P5">FaktorIPS</text:p>
              </text:list-item>
            </text:list>
            <text:list text:style-name="L3">
              <text:list-item>
                <text:list>
                  <text:list-item>
                    <text:p text:style-name="P6">Modellier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Produktdefini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Spätere Schulung: Implementierung von Prüfungen &amp; Tes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faktor10-folien" presentation:presentation-page-layout-name="AL1T1">
        <draw:frame presentation:style-name="pr5" draw:text-style-name="P4" draw:layer="layout" svg:width="23.645cm" svg:height="3.489cm" svg:x="3.033cm" svg:y="2.412cm" presentation:class="title" presentation:user-transformed="true">
          <draw:text-box>
            <text:p text:style-name="P4">Aufgaben der Produktkomponente</text:p>
          </draw:text-box>
        </draw:frame>
        <draw:frame presentation:style-name="pr6" draw:text-style-name="P8" draw:layer="layout" svg:width="23.645cm" svg:height="13.216cm" svg:x="3.033cm" svg:y="6.284cm" presentation:class="outline" presentation:user-transformed="true">
          <draw:text-box>
            <text:list text:style-name="L4">
              <text:list-item>
                <text:p text:style-name="P8">Tarifberechnung</text:p>
              </text:list-item>
            </text:list>
            <text:list text:style-name="L4">
              <text:list-item>
                <text:p text:style-name="P8">Produktbezogene Prüfungen</text:p>
              </text:list-item>
            </text:list>
            <text:list text:style-name="L4">
              <text:list-item>
                <text:p text:style-name="P8">Produktauskunft</text:p>
              </text:list-item>
            </text:list>
            <text:list text:style-name="L4">
              <text:list-item>
                <text:list>
                  <text:list-item>
                    <text:p text:style-name="P9">Produktstruktu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Welche Leistungsvereinbarungen gibt es in einem Produkt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Welche Leistungsvereinbarungen sind obligatorisch und welche optional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Zulässige Wert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Welche Selbstbehalte sind zulässig?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0">Versicherungsnehmer muss zwischen 18 und 60 Jahre alt sein.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Defaultwerte</text:p>
                  </text:list-item>
                </text:list>
              </text:list-item>
            </text:list>
            <text:list text:style-name="L4">
              <text:list-item>
                <text:p text:style-name="P8">Ggf. weitere versicherungstechnische Methoden</text:p>
              </text:list-item>
            </text:list>
            <text:list text:style-name="L4">
              <text:list-item>
                <text:list>
                  <text:list-item>
                    <text:p text:style-name="P9">z. B. Zu-/Nachschläge erzeugen, Vorschläge für Upsel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faktor10-folien" presentation:presentation-page-layout-name="AL1T1">
        <draw:frame presentation:style-name="pr5" draw:text-style-name="P4" draw:layer="layout" svg:width="23.645cm" svg:height="3.489cm" svg:x="3.033cm" svg:y="2.412cm" presentation:class="title" presentation:user-transformed="true">
          <draw:text-box>
            <text:p text:style-name="P4">Clients der Produktkomponente</text:p>
          </draw:text-box>
        </draw:frame>
        <draw:frame presentation:style-name="pr8" draw:text-style-name="P8" draw:layer="layout" svg:width="23.645cm" svg:height="11.96cm" svg:x="3.033cm" svg:y="6.284cm" presentation:class="outline" presentation:user-transformed="true">
          <draw:text-box>
            <text:list text:style-name="L4">
              <text:list-item>
                <text:p text:style-name="P8">Kompass</text:p>
              </text:list-item>
            </text:list>
            <text:list text:style-name="L4">
              <text:list-item>
                <text:p text:style-name="P8">AS 2000 / EOP</text:p>
              </text:list-item>
            </text:list>
            <text:list text:style-name="L4">
              <text:list-item>
                <text:p text:style-name="P8">Internet</text:p>
              </text:list-item>
            </text:list>
            <text:list text:style-name="L4">
              <text:list-item>
                <text:p text:style-name="P8">Quisy</text:p>
              </text:list-item>
            </text:list>
            <text:list text:style-name="L4">
              <text:list-item>
                <text:list>
                  <text:list-item>
                    <text:p text:style-name="P9">Besonderheit: arbeitet ohne Datenbank</text:p>
                  </text:list-item>
                </text:list>
              </text:list-item>
            </text:list>
            <text:list text:style-name="L4">
              <text:list-item>
                <text:p text:style-name="P11"/>
              </text:list-item>
            </text:list>
            <text:list text:style-name="L4">
              <text:list-item>
                <text:p text:style-name="P11"/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8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aktor10-folien" presentation:presentation-page-layout-name="AL1T1">
        <draw:frame presentation:style-name="pr5" draw:text-style-name="P4" draw:layer="layout" svg:width="23.645cm" svg:height="3.489cm" svg:x="3.033cm" svg:y="2.412cm" presentation:class="title" presentation:user-transformed="true">
          <draw:text-box>
            <text:p text:style-name="P4">Architekturanforderungen durch die Clients</text:p>
          </draw:text-box>
        </draw:frame>
        <draw:frame presentation:style-name="pr9" draw:text-style-name="P8" draw:layer="layout" svg:width="23.645cm" svg:height="12.263cm" svg:x="3.033cm" svg:y="6.284cm" presentation:class="outline" presentation:user-transformed="true">
          <draw:text-box>
            <text:list text:style-name="L4">
              <text:list-item>
                <text:p text:style-name="P8">Kompass</text:p>
              </text:list-item>
            </text:list>
            <text:list text:style-name="L4">
              <text:list-item>
                <text:list>
                  <text:list-item>
                    <text:p text:style-name="P9">Aus PL1 heraus aufrufb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Hohe Performance im Bat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Hohe Performance auch bei einer Vielzahl von Aufrufen</text:p>
                  </text:list-item>
                </text:list>
              </text:list-item>
            </text:list>
            <text:list text:style-name="L4">
              <text:list-item>
                <text:p text:style-name="P8">AS 2000</text:p>
              </text:list-item>
            </text:list>
            <text:list text:style-name="L4">
              <text:list-item>
                <text:list>
                  <text:list-item>
                    <text:p text:style-name="P9">Aus C heraus aufrufbar.</text:p>
                  </text:list-item>
                </text:list>
              </text:list-item>
            </text:list>
            <text:list text:style-name="L4">
              <text:list-item>
                <text:p text:style-name="P8">Internet</text:p>
              </text:list-item>
            </text:list>
            <text:list text:style-name="L4">
              <text:list-item>
                <text:list>
                  <text:list-item>
                    <text:p text:style-name="P9">Aus Java heraus aufrufbar</text:p>
                  </text:list-item>
                </text:list>
              </text:list-item>
            </text:list>
            <text:list text:style-name="L4">
              <text:list-item>
                <text:p text:style-name="P8">Quisy</text:p>
              </text:list-item>
            </text:list>
            <text:list text:style-name="L4">
              <text:list-item>
                <text:list>
                  <text:list-item>
                    <text:p text:style-name="P9">Keine Verwendung einer Datenbank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Aus C heraus aufrufb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faktor10-folien" presentation:presentation-page-layout-name="AL1T1">
        <draw:frame presentation:style-name="pr5" draw:text-style-name="P4" draw:layer="layout" svg:width="23.645cm" svg:height="3.489cm" svg:x="3.033cm" svg:y="2.412cm" presentation:class="title" presentation:user-transformed="true">
          <draw:text-box>
            <text:p text:style-name="P4">Rahmenbedingungen für Architektur</text:p>
          </draw:text-box>
        </draw:frame>
        <draw:frame presentation:style-name="pr8" draw:text-style-name="P8" draw:layer="layout" svg:width="23.645cm" svg:height="11.96cm" svg:x="3.033cm" svg:y="6.284cm" presentation:class="outline" presentation:user-transformed="true">
          <draw:text-box>
            <text:list text:style-name="L4">
              <text:list-item>
                <text:p text:style-name="P8">Erkenntnis aus Teilprojekt Infrastruktur:</text:p>
              </text:list-item>
            </text:list>
            <text:list text:style-name="L4">
              <text:list-item>
                <text:list>
                  <text:list-item>
                    <text:p text:style-name="P9">Der Aufruf von Java ist in JCICS um den Faktor X schneller als mit JAM.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In JCICS steht die Infrastruktur eines Application Servers nicht zur Verfügung sondern lediglich eine J2SE Umgebung.</text:p>
                  </text:list-item>
                </text:list>
              </text:list-item>
            </text:list>
            <text:list text:style-name="L4">
              <text:list-item>
                <text:p text:style-name="P8">KOBE konform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Laufzeitsicht" draw:style-name="dp1" draw:master-page-name="faktor10-folien" presentation:presentation-page-layout-name="AL1T1">
        <draw:frame presentation:style-name="pr5" draw:text-style-name="P4" draw:layer="layout" svg:width="23.645cm" svg:height="3.489cm" svg:x="3.033cm" svg:y="2.412cm" presentation:class="title" presentation:user-transformed="true">
          <draw:text-box>
            <text:p text:style-name="P4">Remote Zugriff auf die Produktkomp. Laufzeitsicht</text:p>
          </draw:text-box>
        </draw:frame>
        <draw:rect draw:style-name="gr4" draw:text-style-name="P2" draw:layer="layout" svg:width="11.25cm" svg:height="12.75cm" svg:x="15.499cm" svg:y="7cm">
          <text:p text:style-name="P4"><text:span text:style-name="T3">Produktkomponente</text:span></text:p>
          <text:p text:style-name="P1"><text:span text:style-name="T4">(deployed im Application Server)</text:span></text:p>
        </draw:rect>
        <draw:rect draw:style-name="gr5" draw:text-style-name="P12" draw:layer="layout" svg:width="5.5cm" svg:height="4cm" svg:x="15.999cm" svg:y="8.75cm">
          <text:p text:style-name="P1"><text:span text:style-name="T5">Remote Facade</text:span></text:p>
          <text:p text:style-name="P1"><text:span text:style-name="T5">für Java Clients</text:span></text:p>
          <text:p text:style-name="P1"><text:span text:style-name="T5"/></text:p>
          <text:p text:style-name="P1"><text:span text:style-name="T5"/></text:p>
        </draw:rect>
        <draw:line draw:style-name="gr6" draw:text-style-name="P7" draw:layer="layout" svg:x1="10.249cm" svg:y1="11.15cm" svg:x2="15.999cm" svg:y2="11.15cm">
          <text:p text:style-name="P4"/>
        </draw:line>
        <draw:frame draw:style-name="gr7" draw:text-style-name="P4" draw:layer="layout" svg:width="1cm" svg:height="0.954cm" svg:x="9.249cm" svg:y="9.15cm">
          <draw:text-box>
            <text:p text:style-name="P4"/>
          </draw:text-box>
        </draw:frame>
        <draw:rect draw:style-name="gr8" draw:text-style-name="P13" draw:layer="layout" svg:width="4.103cm" svg:height="1.25cm" draw:transform="rotate (-1.5678292670674) translate (10.238cm 9.146cm)">
          <text:p text:style-name="P4"><text:span text:style-name="T4">Business Delegate</text:span></text:p>
        </draw:rect>
        <draw:rect draw:style-name="gr9" draw:text-style-name="P12" draw:layer="layout" svg:width="4cm" svg:height="10.65cm" svg:x="22.499cm" svg:y="8.85cm">
          <text:p text:style-name="P1"><text:span text:style-name="T5">Kern</text:span></text:p>
          <text:p text:style-name="P1"><text:span text:style-name="T5"/></text:p>
          <text:p text:style-name="P1"><text:span text:style-name="T5">Modellklassen</text:span></text:p>
          <text:p text:style-name="P1"><text:span text:style-name="T5">(POJOs)</text:span></text:p>
          <text:p text:style-name="P1"><text:span text:style-name="T5"/></text:p>
          <text:p text:style-name="P1"><text:span text:style-name="T5">XML-Files</text:span></text:p>
        </draw:rect>
        <draw:line draw:style-name="gr10" draw:text-style-name="P7" draw:layer="layout" svg:x1="21.249cm" svg:y1="11cm" svg:x2="22.499cm" svg:y2="11cm">
          <text:p text:style-name="P4"/>
        </draw:line>
        <draw:frame draw:style-name="gr11" draw:text-style-name="P3" draw:layer="layout" svg:width="2.984cm" svg:height="0.967cm" svg:x="11.499cm" svg:y="11.433cm">
          <draw:text-box>
            <text:p text:style-name="P4"><text:span text:style-name="T6">Datentransport</text:span></text:p>
            <text:p text:style-name="P4"><text:span text:style-name="T6">mit Java DTOs</text:span></text:p>
          </draw:text-box>
        </draw:frame>
        <draw:frame draw:style-name="gr12" draw:text-style-name="P3" draw:layer="layout" svg:width="2.635cm" svg:height="0.484cm" svg:x="11.499cm" svg:y="10.4cm">
          <draw:text-box>
            <text:p text:style-name="P4"><text:span text:style-name="T6">Remote Call</text:span></text:p>
          </draw:text-box>
        </draw:frame>
        <draw:rect draw:style-name="gr4" draw:text-style-name="P2" draw:layer="layout" svg:width="7cm" svg:height="4.1cm" svg:x="3.248cm" svg:y="9.15cm">
          <text:p text:style-name="P1"><text:span text:style-name="T3">Java Client</text:span></text:p>
          <text:p text:style-name="P1"><text:span text:style-name="T5">(Internet)</text:span></text:p>
        </draw:rect>
        <draw:rect draw:style-name="gr13" draw:text-style-name="P13" draw:layer="layout" svg:width="2.498cm" svg:height="1.487cm" draw:transform="skewX (0.0040142572795862) rotate (-1.5655603390398) translate (17.486cm 10cm)">
          <text:p text:style-name="P4"><text:span text:style-name="T4">EJB</text:span></text:p>
        </draw:rect>
        <draw:rect draw:style-name="gr8" draw:text-style-name="P12" draw:layer="layout" svg:width="2.75cm" svg:height="2.4cm" svg:x="18.5cm" svg:y="10.1cm">
          <text:p text:style-name="P4"><text:span text:style-name="T5">JavaFacade</text:span></text:p>
          <text:p text:style-name="P1"><text:span text:style-name="T5">POJO</text:span></text:p>
        </draw:rect>
        <draw:line draw:style-name="gr10" draw:text-style-name="P7" draw:layer="layout" svg:x1="17.5cm" svg:y1="11.1cm" svg:x2="18.5cm" svg:y2="11.1cm">
          <text:p text:style-name="P4"/>
        </draw:lin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faktor10-folien" presentation:presentation-page-layout-name="AL1T1">
        <draw:frame presentation:style-name="pr5" draw:text-style-name="P4" draw:layer="layout" svg:width="23.645cm" svg:height="3.489cm" svg:x="3.033cm" svg:y="2.412cm" presentation:class="title" presentation:user-transformed="true">
          <draw:text-box>
            <text:p text:style-name="P4">Legende für vorherige Folie</text:p>
          </draw:text-box>
        </draw:frame>
        <draw:line draw:style-name="gr10" draw:text-style-name="P7" draw:layer="layout" svg:x1="3.399cm" svg:y1="6.75cm" svg:x2="5.648cm" svg:y2="6.75cm">
          <text:p text:style-name="P4"/>
        </draw:line>
        <draw:line draw:style-name="gr6" draw:text-style-name="P7" draw:layer="layout" svg:x1="3.498cm" svg:y1="8.8cm" svg:x2="5.748cm" svg:y2="8.8cm">
          <text:p text:style-name="P4"/>
        </draw:line>
        <draw:rect draw:style-name="gr14" draw:text-style-name="P7" draw:layer="layout" svg:width="2.25cm" svg:height="0.75cm" svg:x="3.499cm" svg:y="10.5cm">
          <text:p text:style-name="P4"/>
        </draw:rect>
        <draw:frame draw:style-name="gr15" draw:text-style-name="P14" draw:layer="layout" svg:width="8.328cm" svg:height="0.945cm" svg:x="6.349cm" svg:y="6.25cm">
          <draw:text-box>
            <text:p text:style-name="P4"><text:span text:style-name="T3">Local Procedure Call</text:span></text:p>
          </draw:text-box>
        </draw:frame>
        <draw:frame draw:style-name="gr16" draw:text-style-name="P14" draw:layer="layout" svg:width="9.329cm" svg:height="0.945cm" svg:x="6.35cm" svg:y="8.35cm">
          <draw:text-box>
            <text:p text:style-name="P4"><text:span text:style-name="T3">Remote Procedure Call</text:span></text:p>
          </draw:text-box>
        </draw:frame>
        <draw:frame draw:style-name="gr17" draw:text-style-name="P14" draw:layer="layout" svg:width="17.371cm" svg:height="1.907cm" svg:x="6.351cm" svg:y="10.35cm">
          <draw:text-box>
            <text:p text:style-name="P4"><text:span text:style-name="T3">Sourcecode gehört zur Produktkomponente</text:span></text:p>
            <text:p text:style-name="P4"><text:span text:style-name="T3">(Sichtweise: Sourcecode Ownership)</text:span></text:p>
          </draw:text-box>
        </draw:frame>
        <draw:rect draw:style-name="gr18" draw:text-style-name="P7" draw:layer="layout" svg:width="2.25cm" svg:height="0.75cm" svg:x="3.5cm" svg:y="12.901cm">
          <text:p text:style-name="P4"/>
        </draw:rect>
        <draw:frame draw:style-name="gr19" draw:text-style-name="P14" draw:layer="layout" svg:width="20.667cm" svg:height="2.86cm" svg:x="6.352cm" svg:y="12.751cm">
          <draw:text-box>
            <text:p text:style-name="P4"><text:span text:style-name="T3">Sourcecode gehört zur durch Refactoring Kompass </text:span></text:p>
            <text:p text:style-name="P4"><text:span text:style-name="T3">entwickelten Infrastruktur</text:span><text:span text:style-name="T3"><text:line-break/></text:span><text:span text:style-name="T3">(Sichtweise: Sourcecode Ownership)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faktor10-folien" presentation:presentation-page-layout-name="AL1T1">
        <draw:frame presentation:style-name="pr5" draw:text-style-name="P4" draw:layer="layout" svg:width="25.5cm" svg:height="3.489cm" svg:x="2.249cm" svg:y="2.412cm" presentation:class="title" presentation:user-transformed="true">
          <draw:text-box>
            <text:p text:style-name="P4">Zugriff unter CICS, Laufzeitsicht</text:p>
          </draw:text-box>
        </draw:frame>
        <draw:rect draw:style-name="gr4" draw:text-style-name="P2" draw:layer="layout" svg:width="10.25cm" svg:height="12.75cm" svg:x="16.998cm" svg:y="7cm">
          <text:p text:style-name="P4"><text:span text:style-name="T3">Produktkomponente</text:span></text:p>
          <text:p text:style-name="P1"><text:span text:style-name="T4">(deployed als Library)</text:span></text:p>
        </draw:rect>
        <draw:rect draw:style-name="gr9" draw:text-style-name="P12" draw:layer="layout" svg:width="4cm" svg:height="10.65cm" svg:x="22.499cm" svg:y="8.85cm">
          <text:p text:style-name="P1"><text:span text:style-name="T5">Kern</text:span></text:p>
          <text:p text:style-name="P1"><text:span text:style-name="T5"/></text:p>
          <text:p text:style-name="P1"><text:span text:style-name="T5">Modellobjekte</text:span></text:p>
          <text:p text:style-name="P1"><text:span text:style-name="T5">(POJOs)</text:span></text:p>
          <text:p text:style-name="P1"><text:span text:style-name="T5"/></text:p>
          <text:p text:style-name="P1"><text:span text:style-name="T5">XML-Files</text:span></text:p>
        </draw:rect>
        <draw:line draw:style-name="gr10" draw:text-style-name="P7" draw:layer="layout" svg:x1="21.249cm" svg:y1="16cm" svg:x2="22.499cm" svg:y2="16cm">
          <text:p text:style-name="P4"/>
        </draw:line>
        <draw:frame draw:style-name="gr20" draw:text-style-name="P3" draw:layer="layout" svg:width="3.01cm" svg:height="1.45cm" svg:x="13.101cm" svg:y="16.3cm">
          <draw:text-box>
            <text:p text:style-name="P4"><text:span text:style-name="T6">Datentransport</text:span></text:p>
            <text:p text:style-name="P4"><text:span text:style-name="T6">mit CommArea</text:span></text:p>
            <text:p text:style-name="P4"><text:span text:style-name="T6">als Byte-Array</text:span></text:p>
          </draw:text-box>
        </draw:frame>
        <draw:rect draw:style-name="gr8" draw:text-style-name="P12" draw:layer="layout" svg:width="2.75cm" svg:height="4.9cm" svg:x="18.5cm" svg:y="14.35cm">
          <text:p text:style-name="P4"><text:span text:style-name="T5">CicsFacade</text:span></text:p>
          <text:p text:style-name="P1"><text:span text:style-name="T5">POJO</text:span></text:p>
        </draw:rect>
        <draw:line draw:style-name="gr10" draw:text-style-name="P7" draw:layer="layout" svg:x1="12.249cm" svg:y1="16cm" svg:x2="18.498cm" svg:y2="16cm">
          <text:p text:style-name="P4"/>
        </draw:line>
        <draw:frame draw:style-name="gr21" draw:text-style-name="P2" draw:layer="layout" svg:width="2.635cm" svg:height="1.438cm" svg:x="13.365cm" svg:y="14.312cm">
          <draw:text-box>
            <text:p text:style-name="P1"><text:span text:style-name="T6">Lokaler Zugriff unter CICS</text:span></text:p>
          </draw:text-box>
        </draw:frame>
        <draw:rect draw:style-name="gr4" draw:text-style-name="P2" draw:layer="layout" svg:width="7cm" svg:height="3.75cm" svg:x="5.237cm" svg:y="14.504cm">
          <text:p text:style-name="P1"><text:span text:style-name="T3">Cics -Client</text:span></text:p>
          <text:p text:style-name="P1"><text:span text:style-name="T5">(Kompass)</text:span></text:p>
        </draw:rect>
        <draw:rect draw:style-name="gr22" draw:text-style-name="P13" draw:layer="layout" svg:width="3.75cm" svg:height="1.25cm" draw:transform="rotate (-1.5678292670674) translate (12.239cm 14.5cm)">
          <text:p text:style-name="P4"><text:span text:style-name="T4">Cics-Java Infr.</text:span></text:p>
        </draw:rect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faktor10-folien" presentation:presentation-page-layout-name="AL1T1">
        <draw:frame presentation:style-name="pr5" draw:text-style-name="P4" draw:layer="layout" svg:width="23.645cm" svg:height="3.489cm" svg:x="3.033cm" svg:y="2.412cm" presentation:class="title" presentation:user-transformed="true">
          <draw:text-box>
            <text:p text:style-name="P4">Zugriff aus AS 2000</text:p>
          </draw:text-box>
        </draw:frame>
        <draw:rect draw:style-name="gr4" draw:text-style-name="P2" draw:layer="layout" svg:width="11.25cm" svg:height="12.75cm" svg:x="15.499cm" svg:y="7cm">
          <text:p text:style-name="P4"><text:span text:style-name="T3">Produktkomponente</text:span></text:p>
          <text:p text:style-name="P1"><text:span text:style-name="T4">(deployed im Application Server)</text:span></text:p>
        </draw:rect>
        <draw:rect draw:style-name="gr5" draw:text-style-name="P12" draw:layer="layout" svg:width="5.5cm" svg:height="4cm" svg:x="15.999cm" svg:y="8.75cm">
          <text:p text:style-name="P1"><text:span text:style-name="T5">Remote Facade</text:span></text:p>
          <text:p text:style-name="P1"><text:span text:style-name="T5">für Java Clients</text:span></text:p>
          <text:p text:style-name="P1"><text:span text:style-name="T5"/></text:p>
          <text:p text:style-name="P1"><text:span text:style-name="T5"/></text:p>
        </draw:rect>
        <draw:rect draw:style-name="gr5" draw:text-style-name="P12" draw:layer="layout" svg:width="5.5cm" svg:height="6cm" svg:x="15.999cm" svg:y="13.25cm">
          <text:p text:style-name="P1"><text:span text:style-name="T5">Remote Facade </text:span></text:p>
          <text:p text:style-name="P1"><text:span text:style-name="T5">für Cics Clients</text:span></text:p>
          <text:p text:style-name="P1"><text:span text:style-name="T5"/></text:p>
          <text:p text:style-name="P1"><text:span text:style-name="T5"/></text:p>
        </draw:rect>
        <draw:line draw:style-name="gr6" draw:text-style-name="P7" draw:layer="layout" svg:x1="11.498cm" svg:y1="11.25cm" svg:x2="15.999cm" svg:y2="11.25cm">
          <text:p text:style-name="P4"/>
        </draw:line>
        <draw:frame draw:style-name="gr7" draw:text-style-name="P4" draw:layer="layout" svg:width="1cm" svg:height="0.954cm" svg:x="9.249cm" svg:y="9.15cm">
          <draw:text-box>
            <text:p text:style-name="P4"/>
          </draw:text-box>
        </draw:frame>
        <draw:rect draw:style-name="gr8" draw:text-style-name="P13" draw:layer="layout" svg:width="3.75cm" svg:height="1.25cm" draw:transform="rotate (-1.5678292670674) translate (10.988cm 9cm)">
          <text:p text:style-name="P4"><text:span text:style-name="T4">Business Delegate</text:span></text:p>
        </draw:rect>
        <draw:rect draw:style-name="gr9" draw:text-style-name="P12" draw:layer="layout" svg:width="4cm" svg:height="10.65cm" svg:x="22.499cm" svg:y="8.85cm">
          <text:p text:style-name="P1"><text:span text:style-name="T5">Kern</text:span></text:p>
          <text:p text:style-name="P1"><text:span text:style-name="T5"/></text:p>
          <text:p text:style-name="P1"><text:span text:style-name="T5">Modellklassen</text:span></text:p>
          <text:p text:style-name="P1"><text:span text:style-name="T5">(POJOs)</text:span></text:p>
          <text:p text:style-name="P1"><text:span text:style-name="T5"/></text:p>
          <text:p text:style-name="P1"><text:span text:style-name="T5">XML-Files</text:span></text:p>
        </draw:rect>
        <draw:line draw:style-name="gr10" draw:text-style-name="P7" draw:layer="layout" svg:x1="21.249cm" svg:y1="11cm" svg:x2="22.499cm" svg:y2="11cm">
          <text:p text:style-name="P4"/>
        </draw:line>
        <draw:frame draw:style-name="gr11" draw:text-style-name="P3" draw:layer="layout" svg:width="2.984cm" svg:height="0.967cm" svg:x="11.931cm" svg:y="11.5cm">
          <draw:text-box>
            <text:p text:style-name="P4"><text:span text:style-name="T6">Datentransport</text:span></text:p>
            <text:p text:style-name="P4"><text:span text:style-name="T6">mit Java DTOs</text:span></text:p>
          </draw:text-box>
        </draw:frame>
        <draw:frame draw:style-name="gr12" draw:text-style-name="P3" draw:layer="layout" svg:width="2.635cm" svg:height="0.484cm" svg:x="11.999cm" svg:y="10.5cm">
          <draw:text-box>
            <text:p text:style-name="P4"><text:span text:style-name="T6">Remote Call</text:span></text:p>
          </draw:text-box>
        </draw:frame>
        <draw:rect draw:style-name="gr4" draw:text-style-name="P2" draw:layer="layout" svg:width="10cm" svg:height="7cm" svg:x="1.499cm" svg:y="7cm">
          <text:p text:style-name="P1"><text:span text:style-name="T3">AS 2000</text:span></text:p>
          <text:p text:style-name="P1"><text:span text:style-name="T5"/></text:p>
          <text:p text:style-name="P1"><text:span text:style-name="T5"/></text:p>
        </draw:rect>
        <draw:rect draw:style-name="gr13" draw:text-style-name="P13" draw:layer="layout" svg:width="2.498cm" svg:height="1.487cm" draw:transform="skewX (0.0040142572795862) rotate (-1.5655603390398) translate (17.486cm 10cm)">
          <text:p text:style-name="P4"><text:span text:style-name="T4">EJB</text:span></text:p>
        </draw:rect>
        <draw:rect draw:style-name="gr8" draw:text-style-name="P12" draw:layer="layout" svg:width="2.75cm" svg:height="2.4cm" svg:x="18.5cm" svg:y="10.1cm">
          <text:p text:style-name="P4"><text:span text:style-name="T5">JavaFacade</text:span></text:p>
          <text:p text:style-name="P1"><text:span text:style-name="T5">POJO</text:span></text:p>
        </draw:rect>
        <draw:line draw:style-name="gr10" draw:text-style-name="P7" draw:layer="layout" svg:x1="17.5cm" svg:y1="11.1cm" svg:x2="18.5cm" svg:y2="11.1cm">
          <text:p text:style-name="P4"/>
        </draw:line>
        <draw:frame draw:style-name="gr7" draw:text-style-name="P4" draw:layer="layout" svg:width="1cm" svg:height="0.954cm" svg:x="6.999cm" svg:y="9.25cm">
          <draw:text-box>
            <text:p text:style-name="P4"/>
          </draw:text-box>
        </draw:frame>
        <draw:rect draw:style-name="gr23" draw:text-style-name="P13" draw:layer="layout" svg:width="3.75cm" svg:height="1.25cm" draw:transform="rotate (-1.5678292670674) translate (8.438cm 9.1cm)">
          <text:p text:style-name="P4"><text:span text:style-name="T4">EJB / WebService</text:span></text:p>
        </draw:rect>
        <draw:line draw:style-name="gr10" draw:text-style-name="P7" draw:layer="layout" svg:x1="8.499cm" svg:y1="11.25cm" svg:x2="9.749cm" svg:y2="11.25cm">
          <text:p text:style-name="P4"/>
        </draw:line>
        <draw:rect draw:style-name="gr24" draw:text-style-name="P12" draw:layer="layout" svg:width="4.5cm" svg:height="5.25cm" svg:x="6.749cm" svg:y="8cm">
          <text:p text:style-name="P4"><text:span text:style-name="T5">Java</text:span></text:p>
        </draw:rect>
        <draw:line draw:style-name="gr6" draw:text-style-name="P7" draw:layer="layout" svg:x1="5.748cm" svg:y1="11.25cm" svg:x2="7.248cm" svg:y2="11.25cm">
          <text:p text:style-name="P4"/>
        </draw:line>
        <draw:rect draw:style-name="gr24" draw:text-style-name="P12" draw:layer="layout" svg:width="4cm" svg:height="5.25cm" svg:x="1.749cm" svg:y="8cm">
          <text:p text:style-name="P4"><text:span text:style-name="T5">C</text:span></text:p>
        </draw:rect>
        <draw:frame draw:style-name="gr25" draw:text-style-name="P15" draw:layer="layout" svg:width="12.75cm" svg:height="3.787cm" svg:x="1.249cm" svg:y="14.75cm">
          <draw:text-box>
            <text:p text:style-name="P4"><text:span text:style-name="T5">Die Verantwortungfür den Transport der Daten aus der C in die Java-Welt und zurück liegt bei AS 2000.</text:span></text:p>
            <text:p text:style-name="P4"><text:span text:style-name="T5">Realisiert ist dies über einen WebService. Aus Sicht der Produktkomponente ist AS 2000 damit ein Java Client.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faktor10-folien" presentation:presentation-page-layout-name="AL1T1">
        <draw:frame presentation:style-name="pr5" draw:text-style-name="P4" draw:layer="layout" svg:width="23.645cm" svg:height="3.489cm" svg:x="3.033cm" svg:y="2.412cm" presentation:class="title" presentation:user-transformed="true">
          <draw:text-box>
            <text:p text:style-name="P4">Struktur des Kerns, Laufzeitsicht</text:p>
          </draw:text-box>
        </draw:frame>
        <draw:rect draw:style-name="gr26" draw:text-style-name="P2" draw:layer="layout" svg:width="19.751cm" svg:height="13.5cm" svg:x="4.999cm" svg:y="5.75cm">
          <text:p text:style-name="P1"><text:span text:style-name="T3">Kern der Produktkomponente</text:span></text:p>
        </draw:rect>
        <draw:rect draw:style-name="gr27" draw:text-style-name="P12" draw:layer="layout" svg:width="4.75cm" svg:height="5.75cm" svg:x="11.999cm" svg:y="7cm">
          <text:p text:style-name="P4"><text:span text:style-name="T5">Produktklassen</text:span></text:p>
        </draw:rect>
        <draw:rect draw:style-name="gr28" draw:text-style-name="P12" draw:layer="layout" svg:width="4.25cm" svg:height="2.25cm" svg:x="12.249cm" svg:y="7.75cm">
          <text:p text:style-name="P4"><text:span text:style-name="T5">Generierter</text:span></text:p>
          <text:p text:style-name="P1"><text:span text:style-name="T5">Sourcecode</text:span></text:p>
        </draw:rect>
        <draw:rect draw:style-name="gr29" draw:text-style-name="P12" draw:layer="layout" svg:width="4.25cm" svg:height="2cm" svg:x="12.249cm" svg:y="10cm">
          <text:p text:style-name="P4"><text:span text:style-name="T5">Manuell erstellter</text:span></text:p>
          <text:p text:style-name="P1"><text:span text:style-name="T5">Sourcecode</text:span></text:p>
        </draw:rect>
        <draw:rect draw:style-name="gr30" draw:text-style-name="P13" draw:layer="layout" svg:width="4.25cm" svg:height="0.5cm" svg:x="12.248cm" svg:y="12cm">
          <text:p text:style-name="P4"><text:span text:style-name="T4">FaktorIPS-Runtime</text:span></text:p>
        </draw:rect>
        <draw:rect draw:style-name="gr31" draw:text-style-name="P12" draw:layer="layout" svg:width="13cm" svg:height="5.25cm" svg:x="10.999cm" svg:y="13.75cm">
          <text:p text:style-name="P4"><text:span text:style-name="T5">Repository</text:span></text:p>
        </draw:rect>
        <draw:rect draw:style-name="gr32" draw:text-style-name="P12" draw:layer="layout" svg:width="4.75cm" svg:height="1.5cm" svg:x="12.249cm" svg:y="14.75cm">
          <text:p text:style-name="P1"><text:span text:style-name="T5">Produktbausteine</text:span></text:p>
          <text:p text:style-name="P1"><text:span text:style-name="T5">als Java-Objekte</text:span></text:p>
        </draw:rect>
        <draw:rect draw:style-name="gr32" draw:text-style-name="P12" draw:layer="layout" svg:width="4.75cm" svg:height="1.5cm" svg:x="17.749cm" svg:y="14.75cm">
          <text:p text:style-name="P1"><text:span text:style-name="T5">Tabellen</text:span></text:p>
          <text:p text:style-name="P1"><text:span text:style-name="T5">als Java-Objekte</text:span></text:p>
        </draw:rect>
        <draw:rect draw:style-name="gr27" draw:text-style-name="P12" draw:layer="layout" svg:width="4.75cm" svg:height="5.75cm" svg:x="17.999cm" svg:y="7cm">
          <text:p text:style-name="P4"><text:span text:style-name="T5">Tabellenklassen</text:span></text:p>
        </draw:rect>
        <draw:rect draw:style-name="gr28" draw:text-style-name="P12" draw:layer="layout" svg:width="4.25cm" svg:height="4.25cm" svg:x="18.249cm" svg:y="7.75cm">
          <text:p text:style-name="P4"><text:span text:style-name="T5">Generierter</text:span></text:p>
          <text:p text:style-name="P1"><text:span text:style-name="T5">Sourcecode</text:span></text:p>
        </draw:rect>
        <draw:rect draw:style-name="gr30" draw:text-style-name="P12" draw:layer="layout" svg:width="4.25cm" svg:height="0.5cm" svg:x="18.249cm" svg:y="12cm">
          <text:p text:style-name="P4"><text:span text:style-name="T4">FaktorIPS-Runtime</text:span></text:p>
        </draw:rect>
        <draw:rect draw:style-name="gr27" draw:text-style-name="P12" draw:layer="layout" svg:width="4.75cm" svg:height="5.75cm" svg:x="5.999cm" svg:y="7cm">
          <text:p text:style-name="P4"><text:span text:style-name="T5">Vertragsklassen</text:span></text:p>
        </draw:rect>
        <draw:rect draw:style-name="gr28" draw:text-style-name="P12" draw:layer="layout" svg:width="4.25cm" svg:height="2.26cm" svg:x="6.249cm" svg:y="7.75cm">
          <text:p text:style-name="P4"><text:span text:style-name="T5">Generierter</text:span></text:p>
          <text:p text:style-name="P1"><text:span text:style-name="T5">Sourcecode</text:span></text:p>
        </draw:rect>
        <draw:rect draw:style-name="gr29" draw:text-style-name="P12" draw:layer="layout" svg:width="4.25cm" svg:height="2cm" svg:x="6.249cm" svg:y="10cm">
          <text:p text:style-name="P4"><text:span text:style-name="T5">Manuell erstellter</text:span></text:p>
          <text:p text:style-name="P1"><text:span text:style-name="T5">Sourcecode</text:span></text:p>
        </draw:rect>
        <draw:rect draw:style-name="gr30" draw:text-style-name="P12" draw:layer="layout" svg:width="4.25cm" svg:height="0.5cm" svg:x="6.249cm" svg:y="12cm">
          <text:p text:style-name="P4"><text:span text:style-name="T4">FaktorIPS-Runtime</text:span></text:p>
        </draw:rect>
        <draw:line draw:style-name="gr33" draw:text-style-name="P7" draw:layer="layout" svg:x1="14.499cm" svg:y1="14.75cm" svg:x2="14.499cm" svg:y2="12.75cm">
          <text:p text:style-name="P4"/>
        </draw:line>
        <draw:line draw:style-name="gr33" draw:text-style-name="P7" draw:layer="layout" svg:x1="20.249cm" svg:y1="14.75cm" svg:x2="20.249cm" svg:y2="12.75cm">
          <text:p text:style-name="P4"/>
        </draw:line>
        <draw:rect draw:style-name="gr32" draw:text-style-name="P12" draw:layer="layout" svg:width="4.75cm" svg:height="1.5cm" svg:x="12.249cm" svg:y="17.25cm">
          <text:p text:style-name="P4"><text:span text:style-name="T5">Produktbausteine</text:span></text:p>
          <text:p text:style-name="P1"><text:span text:style-name="T5">als XML Files</text:span></text:p>
        </draw:rect>
        <draw:rect draw:style-name="gr32" draw:text-style-name="P12" draw:layer="layout" svg:width="4.75cm" svg:height="1.5cm" svg:x="17.749cm" svg:y="17.25cm">
          <text:p text:style-name="P1"><text:span text:style-name="T5">Tabellen</text:span></text:p>
          <text:p text:style-name="P1"><text:span text:style-name="T5">als XML Files</text:span></text:p>
        </draw:rect>
        <draw:line draw:style-name="gr34" draw:text-style-name="P7" draw:layer="layout" svg:x1="14.499cm" svg:y1="17.25cm" svg:x2="14.499cm" svg:y2="16.25cm">
          <text:p text:style-name="P4"/>
        </draw:line>
        <draw:line draw:style-name="gr35" draw:text-style-name="P7" draw:layer="layout" svg:x1="20.249cm" svg:y1="17.25cm" svg:x2="20.249cm" svg:y2="16.25cm">
          <text:p text:style-name="P4"/>
        </draw:line>
        <draw:frame draw:style-name="gr36" draw:text-style-name="P12" draw:layer="layout" svg:width="2.75cm" svg:height="0.64cm" svg:x="14.749cm" svg:y="13cm">
          <draw:text-box>
            <text:p text:style-name="P1"><text:span text:style-name="T5">instance of</text:span></text:p>
          </draw:text-box>
        </draw:frame>
        <draw:frame draw:style-name="gr36" draw:text-style-name="P12" draw:layer="layout" svg:width="2.75cm" svg:height="0.64cm" svg:x="20.499cm" svg:y="13cm">
          <draw:text-box>
            <text:p text:style-name="P1"><text:span text:style-name="T5">instance of</text:span></text:p>
          </draw:text-box>
        </draw:frame>
        <draw:frame draw:style-name="gr36" draw:text-style-name="P12" draw:layer="layout" svg:width="3.75cm" svg:height="1.263cm" svg:x="14.499cm" svg:y="16.5cm">
          <draw:text-box>
            <text:p text:style-name="P1"><text:span text:style-name="T5">gespeichert als</text:span></text:p>
          </draw:text-box>
        </draw:frame>
        <draw:frame draw:style-name="gr36" draw:text-style-name="P12" draw:layer="layout" svg:width="3.5cm" svg:height="1.263cm" svg:x="20.499cm" svg:y="16.5cm">
          <draw:text-box>
            <text:p text:style-name="P1"><text:span text:style-name="T5">gespeichert als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faktor10-folien" presentation:presentation-page-layout-name="AL1T1">
        <draw:frame presentation:style-name="pr5" draw:text-style-name="P4" draw:layer="layout" svg:width="27.5cm" svg:height="3.489cm" svg:x="0.749cm" svg:y="2.118cm" presentation:class="title" presentation:user-transformed="true">
          <draw:text-box>
            <text:p text:style-name="P4">Entwicklung der Produktkomponente erfolgt mit der Hilfe von FaktorIPS</text:p>
          </draw:text-box>
        </draw:frame>
        <draw:rect draw:style-name="gr26" draw:text-style-name="P2" draw:layer="layout" svg:width="18.251cm" svg:height="13.5cm" svg:x="1.749cm" svg:y="6cm">
          <text:p text:style-name="P1"><text:span text:style-name="T3">Kern der Produktkomponente</text:span></text:p>
        </draw:rect>
        <draw:rect draw:style-name="gr27" draw:text-style-name="P12" draw:layer="layout" svg:width="4.75cm" svg:height="5.75cm" svg:x="8.249cm" svg:y="7.25cm">
          <text:p text:style-name="P4"><text:span text:style-name="T5">Produktklassen</text:span></text:p>
        </draw:rect>
        <draw:rect draw:style-name="gr28" draw:text-style-name="P12" draw:layer="layout" svg:width="4.25cm" svg:height="2.25cm" svg:x="8.499cm" svg:y="8cm">
          <text:p text:style-name="P4"><text:span text:style-name="T5">Generierter</text:span></text:p>
          <text:p text:style-name="P1"><text:span text:style-name="T5">Sourcecode</text:span></text:p>
        </draw:rect>
        <draw:rect draw:style-name="gr29" draw:text-style-name="P12" draw:layer="layout" svg:width="4.25cm" svg:height="2cm" svg:x="8.499cm" svg:y="10.25cm">
          <text:p text:style-name="P4"><text:span text:style-name="T5">Manuell erstellter</text:span></text:p>
          <text:p text:style-name="P1"><text:span text:style-name="T5">Sourcecode</text:span></text:p>
        </draw:rect>
        <draw:rect draw:style-name="gr30" draw:text-style-name="P13" draw:layer="layout" svg:width="4.25cm" svg:height="0.5cm" svg:x="8.499cm" svg:y="12.25cm">
          <text:p text:style-name="P4"><text:span text:style-name="T4">FaktorIPS-Runtime</text:span></text:p>
        </draw:rect>
        <draw:rect draw:style-name="gr31" draw:text-style-name="P12" draw:layer="layout" svg:width="12.25cm" svg:height="5.25cm" svg:x="7.249cm" svg:y="14cm">
          <text:p text:style-name="P4"><text:span text:style-name="T5">Repository</text:span></text:p>
        </draw:rect>
        <draw:rect draw:style-name="gr32" draw:text-style-name="P12" draw:layer="layout" svg:width="4.75cm" svg:height="1.5cm" svg:x="8.499cm" svg:y="15cm">
          <text:p text:style-name="P1"><text:span text:style-name="T5">Produktbausteine</text:span></text:p>
          <text:p text:style-name="P1"><text:span text:style-name="T5">als Java-Objekte</text:span></text:p>
        </draw:rect>
        <draw:rect draw:style-name="gr32" draw:text-style-name="P12" draw:layer="layout" svg:width="4.75cm" svg:height="1.5cm" svg:x="13.999cm" svg:y="15cm">
          <text:p text:style-name="P1"><text:span text:style-name="T5">Tabellen</text:span></text:p>
          <text:p text:style-name="P1"><text:span text:style-name="T5">als Java-Objekte</text:span></text:p>
        </draw:rect>
        <draw:rect draw:style-name="gr27" draw:text-style-name="P12" draw:layer="layout" svg:width="4.75cm" svg:height="5.75cm" svg:x="14.249cm" svg:y="7.25cm">
          <text:p text:style-name="P4"><text:span text:style-name="T5">Tabellenklassen</text:span></text:p>
        </draw:rect>
        <draw:rect draw:style-name="gr28" draw:text-style-name="P12" draw:layer="layout" svg:width="4.25cm" svg:height="4.25cm" svg:x="14.499cm" svg:y="8cm">
          <text:p text:style-name="P4"><text:span text:style-name="T5">Generierter</text:span></text:p>
          <text:p text:style-name="P1"><text:span text:style-name="T5">Sourcecode</text:span></text:p>
        </draw:rect>
        <draw:rect draw:style-name="gr30" draw:text-style-name="P12" draw:layer="layout" svg:width="4.25cm" svg:height="0.5cm" svg:x="14.499cm" svg:y="12.25cm">
          <text:p text:style-name="P4"><text:span text:style-name="T4">FaktorIPS-Runtime</text:span></text:p>
        </draw:rect>
        <draw:rect draw:style-name="gr27" draw:text-style-name="P12" draw:layer="layout" svg:width="4.75cm" svg:height="5.75cm" svg:x="2.249cm" svg:y="7.25cm">
          <text:p text:style-name="P4"><text:span text:style-name="T5">Vertragsklassen</text:span></text:p>
        </draw:rect>
        <draw:rect draw:style-name="gr28" draw:text-style-name="P12" draw:layer="layout" svg:width="4.25cm" svg:height="2.26cm" svg:x="2.499cm" svg:y="8cm">
          <text:p text:style-name="P4"><text:span text:style-name="T5">Generierter</text:span></text:p>
          <text:p text:style-name="P1"><text:span text:style-name="T5">Sourcecode</text:span></text:p>
        </draw:rect>
        <draw:rect draw:style-name="gr29" draw:text-style-name="P12" draw:layer="layout" svg:width="4.25cm" svg:height="2cm" svg:x="2.499cm" svg:y="10.25cm">
          <text:p text:style-name="P4"><text:span text:style-name="T5">Manuell erstellter</text:span></text:p>
          <text:p text:style-name="P1"><text:span text:style-name="T5">Sourcecode</text:span></text:p>
        </draw:rect>
        <draw:rect draw:style-name="gr30" draw:text-style-name="P12" draw:layer="layout" svg:width="4.25cm" svg:height="0.5cm" svg:x="2.498cm" svg:y="12.25cm">
          <text:p text:style-name="P4"><text:span text:style-name="T4">FaktorIPS-Runtime</text:span></text:p>
        </draw:rect>
        <draw:line draw:style-name="gr33" draw:text-style-name="P7" draw:layer="layout" svg:x1="10.749cm" svg:y1="15cm" svg:x2="10.749cm" svg:y2="13cm">
          <text:p text:style-name="P4"/>
        </draw:line>
        <draw:line draw:style-name="gr33" draw:text-style-name="P7" draw:layer="layout" svg:x1="16.499cm" svg:y1="15cm" svg:x2="16.499cm" svg:y2="13cm">
          <text:p text:style-name="P4"/>
        </draw:line>
        <draw:rect draw:style-name="gr32" draw:text-style-name="P12" draw:layer="layout" svg:width="4.75cm" svg:height="1.5cm" svg:x="8.499cm" svg:y="17.5cm">
          <text:p text:style-name="P4"><text:span text:style-name="T5">Produktbausteine</text:span></text:p>
          <text:p text:style-name="P1"><text:span text:style-name="T5">als XML Files</text:span></text:p>
        </draw:rect>
        <draw:rect draw:style-name="gr32" draw:text-style-name="P12" draw:layer="layout" svg:width="4.75cm" svg:height="1.5cm" svg:x="13.999cm" svg:y="17.5cm">
          <text:p text:style-name="P1"><text:span text:style-name="T5">Tabellen</text:span></text:p>
          <text:p text:style-name="P1"><text:span text:style-name="T5">als XML Files</text:span></text:p>
        </draw:rect>
        <draw:line draw:style-name="gr37" draw:text-style-name="P7" draw:layer="layout" svg:x1="10.749cm" svg:y1="17.5cm" svg:x2="10.749cm" svg:y2="16.5cm">
          <text:p text:style-name="P4"/>
        </draw:line>
        <draw:line draw:style-name="gr37" draw:text-style-name="P7" draw:layer="layout" svg:x1="16.499cm" svg:y1="17.5cm" svg:x2="16.499cm" svg:y2="16.5cm">
          <text:p text:style-name="P4"/>
        </draw:line>
        <draw:frame draw:style-name="gr36" draw:text-style-name="P12" draw:layer="layout" svg:width="2.75cm" svg:height="0.64cm" svg:x="10.999cm" svg:y="13.25cm">
          <draw:text-box>
            <text:p text:style-name="P1"><text:span text:style-name="T5">instance of</text:span></text:p>
          </draw:text-box>
        </draw:frame>
        <draw:frame draw:style-name="gr36" draw:text-style-name="P12" draw:layer="layout" svg:width="2.75cm" svg:height="0.64cm" svg:x="16.749cm" svg:y="13.25cm">
          <draw:text-box>
            <text:p text:style-name="P1"><text:span text:style-name="T5">instance of</text:span></text:p>
          </draw:text-box>
        </draw:frame>
        <draw:frame draw:style-name="gr36" draw:text-style-name="P12" draw:layer="layout" svg:width="2.75cm" svg:height="0.64cm" svg:x="10.999cm" svg:y="16.75cm">
          <draw:text-box>
            <text:p text:style-name="P1"><text:span text:style-name="T5">load from</text:span></text:p>
          </draw:text-box>
        </draw:frame>
        <draw:frame draw:style-name="gr36" draw:text-style-name="P12" draw:layer="layout" svg:width="2.75cm" svg:height="0.64cm" svg:x="16.749cm" svg:y="16.75cm">
          <draw:text-box>
            <text:p text:style-name="P1"><text:span text:style-name="T5">load from</text:span></text:p>
          </draw:text-box>
        </draw:frame>
        <draw:rect draw:style-name="gr4" draw:text-style-name="P2" draw:layer="layout" svg:width="6.75cm" svg:height="13.5cm" svg:x="20.749cm" svg:y="6cm">
          <text:p text:style-name="P1"><text:span text:style-name="T3">FaktorIPS </text:span></text:p>
          <text:p text:style-name="P1"><text:span text:style-name="T3">Eclipse-Plugin</text:span></text:p>
        </draw:rect>
        <draw:rect draw:style-name="gr32" draw:text-style-name="P12" draw:layer="layout" svg:width="4.75cm" svg:height="4cm" svg:x="21.499cm" svg:y="8.25cm">
          <text:p text:style-name="P1"><text:span text:style-name="T5">Modell</text:span></text:p>
        </draw:rect>
        <draw:path draw:style-name="gr38" draw:layer="layout" svg:width="5.001cm" svg:height="0.665cm" svg:x="16.498cm" svg:y="8.994cm" svg:viewBox="0 0 5002 666" svg:d="m5001 665c-2500-1500-5001 0-5001 0">
          <text:p text:style-name="P4"/>
        </draw:path>
        <draw:path draw:style-name="gr38" draw:layer="layout" svg:width="9.25cm" svg:height="0.439cm" svg:x="12.249cm" svg:y="8.548cm" svg:viewBox="0 0 9251 440" svg:d="m9250 439c-8000-1000-9250 0-9250 0">
          <text:p text:style-name="P4"/>
        </draw:path>
        <draw:path draw:style-name="gr38" draw:layer="layout" svg:width="15.25cm" svg:height="1.27cm" svg:x="6.249cm" svg:y="7.693cm" svg:viewBox="0 0 15251 1271" svg:d="m15250 1020c-10249-2500-15250 250-15250 250">
          <text:p text:style-name="P4"/>
        </draw:path>
        <draw:rect draw:style-name="gr32" draw:text-style-name="P12" draw:layer="layout" svg:width="4.75cm" svg:height="2cm" svg:x="21.499cm" svg:y="17cm">
          <text:p text:style-name="P1"><text:span text:style-name="T5">Tabelleninhalte</text:span></text:p>
        </draw:rect>
        <draw:rect draw:style-name="gr32" draw:text-style-name="P12" draw:layer="layout" svg:width="4.75cm" svg:height="2cm" svg:x="21.499cm" svg:y="13.5cm">
          <text:p text:style-name="P1"><text:span text:style-name="T5">Produktbausteine</text:span></text:p>
        </draw:rect>
        <draw:path draw:style-name="gr39" draw:layer="layout" svg:width="3.75cm" svg:height="0.443cm" svg:x="17.749cm" svg:y="17.548cm" svg:viewBox="0 0 3751 444" svg:d="m3750 443c-2500-1000-3750 0-3750 0">
          <text:p text:style-name="P4"/>
        </draw:path>
        <draw:path draw:style-name="gr39" draw:layer="layout" svg:width="8.593cm" svg:height="3.368cm" svg:x="12.901cm" svg:y="14.431cm" svg:viewBox="0 0 8594 3369" svg:d="m8593 0c-259 64-524 83-787 88-236 4-465 34-700 22s-467 0-700 0c-241 0-481 1-721 0-245-1-479 70-721 87-257 17-511 19-766 22-240 2-482 0-722 0s-481 0-721 0c-233 0-468 7-700 0s-456 6-678 44c-241 41-561-70-700 197-115 222-158 487-131 743 24 224 52 450 44 678s0 453 0 678c1 238 37 577-284 656l-241 131-65 22">
          <text:p text:style-name="P4"/>
        </draw:path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7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Standard" presentation:presentation-page-layout-name="AL1T1">
        <draw:rect draw:style-name="gr3" draw:text-style-name="P7" draw:layer="layout" svg:width="22.25cm" svg:height="1.25cm" svg:x="3cm" svg:y="7.25cm">
          <text:p text:style-name="P4"/>
        </draw:rect>
        <draw:frame presentation:style-name="pr2" draw:text-style-name="P4" draw:layer="layout" svg:width="23.649cm" svg:height="2.587cm" svg:x="3.032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2cm" svg:y="5.25cm" presentation:class="outline" presentation:user-transformed="true">
          <draw:text-box>
            <text:list text:style-name="L3">
              <text:list-item>
                <text:p text:style-name="P5">Überblick Produktkomponente</text:p>
              </text:list-item>
            </text:list>
            <text:list text:style-name="L3">
              <text:list-item>
                <text:p text:style-name="P5">Grundlagen Java, OO, UML</text:p>
              </text:list-item>
            </text:list>
            <text:list text:style-name="L3">
              <text:list-item>
                <text:p text:style-name="P5">FaktorIP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3cm" draw:rotation="3150"/>
    <draw:hatch draw:name="Hatch_20_1" draw:display-name="Hatch 1" draw:style="double" draw:color="#808080" draw:distance="0.28cm" draw:rotation="900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Line_20_with_20_Fine_20_Dots" draw:display-name="Line with Fine Dots" draw:style="rect" draw:dots1="1" draw:dots1-length="2.007cm" draw:dots2="10" draw:distance="0.15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office:forms form:automatic-focus="false" form:apply-design-mode="false"/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office:forms form:automatic-focus="false" form:apply-design-mode="false"/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2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7-01-12T19:36:30</dc:date>
    <meta:printed-by>Martin Hinz</meta:printed-by>
    <meta:print-date>2006-05-24T11:34:02</meta:print-date>
    <dc:language>de-DE</dc:language>
    <meta:editing-cycles>250</meta:editing-cycles>
    <meta:editing-duration>P2DT10H19M44S</meta:editing-duration>
    <meta:user-defined meta:name="Info 1"/>
    <meta:user-defined meta:name="Info 2"/>
    <meta:user-defined meta:name="Info 3"/>
    <meta:user-defined meta:name="Info 4"/>
    <meta:document-statistic meta:object-count="199"/>
  </office:meta>
</office:document-meta>
</file>